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>
      <style:text-properties style:font-name="Tahoma" fo:font-size="11pt" style:font-size-asian="11pt" style:font-size-complex="11pt"/>
    </style:style>
    <style:style style:name="P2" style:family="paragraph" style:parent-style-name="List_20_Paragraph" style:list-style-name="WWNum1">
      <style:text-properties fo:color="#2a6099" loext:opacity="100%" style:font-name="Tahoma" fo:font-size="11pt" style:font-size-asian="11pt" style:font-size-complex="11pt"/>
    </style:style>
    <style:style style:name="P3" style:family="paragraph" style:parent-style-name="List_20_Paragraph" style:list-style-name="WWNum1">
      <style:text-properties fo:color="#2a6099" loext:opacity="100%" style:font-name="Tahoma" fo:font-size="11pt" officeooo:rsid="00225581" officeooo:paragraph-rsid="00225581" style:font-size-asian="11pt" style:font-size-complex="11pt"/>
    </style:style>
    <style:style style:name="P4" style:family="paragraph" style:parent-style-name="List_20_Paragraph" style:list-style-name="WWNum1">
      <style:text-properties fo:color="#2a6099" loext:opacity="100%" style:font-name="Tahoma" fo:font-size="11pt" officeooo:rsid="001e6948" officeooo:paragraph-rsid="001e6948" style:font-size-asian="11pt" style:font-size-complex="11pt"/>
    </style:style>
    <style:style style:name="P5" style:family="paragraph" style:parent-style-name="List_20_Paragraph">
      <style:text-properties fo:color="#2a6099" loext:opacity="100%" style:font-name="Tahoma" fo:font-size="11pt" officeooo:rsid="00206507" officeooo:paragraph-rsid="00206507" style:font-size-asian="11pt" style:font-size-complex="11pt"/>
    </style:style>
    <style:style style:name="P6" style:family="paragraph" style:parent-style-name="List_20_Paragraph">
      <style:text-properties style:font-name="Tahoma" fo:font-size="11pt" style:font-size-asian="11pt" style:font-size-complex="11pt"/>
    </style:style>
    <style:style style:name="P7" style:family="paragraph" style:parent-style-name="List_20_Paragraph">
      <style:text-properties fo:color="#2a6099" loext:opacity="100%" style:font-name="Tahoma" fo:font-size="11pt" officeooo:rsid="00235d63" officeooo:paragraph-rsid="00235d63" style:font-size-asian="11pt" style:font-size-complex="11pt"/>
    </style:style>
    <style:style style:name="P8" style:family="paragraph" style:parent-style-name="List_20_Paragraph">
      <style:text-properties fo:color="#2a6099" loext:opacity="100%" style:font-name="Tahoma" fo:font-size="11pt" officeooo:rsid="0024905e" officeooo:paragraph-rsid="0024905e" style:font-size-asian="11pt" style:font-size-complex="11pt"/>
    </style:style>
    <style:style style:name="P9" style:family="paragraph" style:parent-style-name="List_20_Paragraph" style:list-style-name="WWNum1">
      <style:text-properties style:font-name="Tahoma" fo:font-size="11pt" officeooo:paragraph-rsid="001e6948" style:font-size-asian="11pt" style:font-size-complex="11pt"/>
    </style:style>
    <style:style style:name="P10" style:family="paragraph" style:parent-style-name="List_20_Paragraph">
      <style:text-properties fo:color="#2a6099" loext:opacity="100%" style:font-name="Tahoma" fo:font-size="11pt" officeooo:rsid="00260389" officeooo:paragraph-rsid="00260389" style:font-size-asian="11pt" style:font-size-complex="11pt"/>
    </style:style>
    <style:style style:name="P11" style:family="paragraph" style:parent-style-name="List_20_Paragraph">
      <style:text-properties style:font-name="Tahoma" fo:font-size="11pt" officeooo:paragraph-rsid="001e6948" style:font-size-asian="11pt" style:font-size-complex="11pt"/>
    </style:style>
    <style:style style:name="P12" style:family="paragraph" style:parent-style-name="List_20_Paragraph">
      <style:text-properties fo:color="#2a6099" loext:opacity="100%" style:font-name="Tahoma" fo:font-size="11pt" style:font-size-asian="11pt" style:font-size-complex="11pt"/>
    </style:style>
    <style:style style:name="P13" style:family="paragraph" style:parent-style-name="List_20_Paragraph">
      <style:text-properties fo:color="#2a6099" loext:opacity="100%" style:font-name="Tahoma" fo:font-size="11pt" officeooo:rsid="002957b3" officeooo:paragraph-rsid="002957b3" style:font-size-asian="11pt" style:font-size-complex="11pt"/>
    </style:style>
    <style:style style:name="P14" style:family="paragraph" style:parent-style-name="List_20_Paragraph">
      <style:text-properties fo:color="#3465a4" loext:opacity="100%" style:font-name="Tahoma" officeooo:rsid="000bbb0b" officeooo:paragraph-rsid="0029a041"/>
    </style:style>
    <style:style style:name="P15" style:family="paragraph" style:parent-style-name="List_20_Paragraph">
      <style:text-properties fo:color="#2a6099" loext:opacity="100%" style:font-name="Tahoma" fo:font-size="11pt" officeooo:rsid="0029a041" officeooo:paragraph-rsid="0029a041" style:font-size-asian="11pt" style:font-size-complex="11pt"/>
    </style:style>
    <style:style style:name="P16" style:family="paragraph" style:parent-style-name="List_20_Paragraph">
      <style:text-properties fo:color="#3465a4" loext:opacity="100%" style:font-name="Tahoma" officeooo:rsid="000e6685" officeooo:paragraph-rsid="0029ed95"/>
    </style:style>
    <style:style style:name="P17" style:family="paragraph" style:parent-style-name="List_20_Paragraph">
      <style:text-properties fo:color="#3465a4" loext:opacity="100%" style:font-name="Tahoma" officeooo:rsid="000ef020" officeooo:paragraph-rsid="002aa628"/>
    </style:style>
    <style:style style:name="P18" style:family="paragraph" style:parent-style-name="List_20_Paragraph">
      <style:text-properties fo:color="#3465a4" loext:opacity="100%" style:font-name="Tahoma" officeooo:rsid="000fbec5" officeooo:paragraph-rsid="002c7b90"/>
    </style:style>
    <style:style style:name="P19" style:family="paragraph" style:parent-style-name="List_20_Paragraph">
      <style:text-properties fo:color="#3465a4" loext:opacity="100%" style:font-name="Tahoma" officeooo:rsid="0012647b" officeooo:paragraph-rsid="002e6674"/>
    </style:style>
    <style:style style:name="P20" style:family="paragraph" style:parent-style-name="List_20_Paragraph">
      <style:text-properties fo:color="#3465a4" loext:opacity="100%" style:font-name="Tahoma" officeooo:rsid="0014231a" officeooo:paragraph-rsid="002f596b"/>
    </style:style>
    <style:style style:name="P21" style:family="paragraph" style:parent-style-name="List_20_Paragraph">
      <style:text-properties fo:color="#3465a4" loext:opacity="100%" style:font-name="Tahoma" officeooo:rsid="0014663b" officeooo:paragraph-rsid="0030f7df"/>
    </style:style>
    <style:style style:name="P22" style:family="paragraph" style:parent-style-name="List_20_Paragraph">
      <style:text-properties fo:color="#3465a4" loext:opacity="100%" style:font-name="Tahoma" officeooo:rsid="0017598c" officeooo:paragraph-rsid="0031d46e"/>
    </style:style>
    <style:style style:name="P23" style:family="paragraph" style:parent-style-name="List_20_Paragraph">
      <style:text-properties fo:color="#3465a4" loext:opacity="100%" style:font-name="Tahoma" officeooo:rsid="0017c9c3" officeooo:paragraph-rsid="0031d46e"/>
    </style:style>
    <style:style style:name="P24" style:family="paragraph" style:parent-style-name="List_20_Paragraph" style:list-style-name="WWNum1">
      <style:text-properties style:font-name="Tahoma" officeooo:paragraph-rsid="00324008"/>
    </style:style>
    <style:style style:name="P25" style:family="paragraph" style:parent-style-name="List_20_Paragraph">
      <style:text-properties fo:color="#3465a4" loext:opacity="100%" style:font-name="Tahoma" officeooo:rsid="001a5ef1" officeooo:paragraph-rsid="0032f7b7"/>
    </style:style>
    <style:style style:name="P26" style:family="paragraph" style:parent-style-name="List_20_Paragraph">
      <style:text-properties fo:color="#3465a4" loext:opacity="100%" style:font-name="Tahoma" officeooo:rsid="001b156d" officeooo:paragraph-rsid="00330e71"/>
    </style:style>
    <style:style style:name="P27" style:family="paragraph" style:parent-style-name="List_20_Paragraph">
      <style:text-properties fo:color="#3465a4" loext:opacity="100%" style:font-name="Tahoma" officeooo:rsid="001bec0e" officeooo:paragraph-rsid="00345296"/>
    </style:style>
    <style:style style:name="P28" style:family="paragraph" style:parent-style-name="List_20_Paragraph">
      <style:text-properties fo:color="#2a6099" loext:opacity="100%" style:font-name="Tahoma" fo:font-size="11pt" officeooo:rsid="003631b9" officeooo:paragraph-rsid="003631b9" style:font-size-asian="11pt" style:font-size-complex="11pt"/>
    </style:style>
    <style:style style:name="P29" style:family="paragraph" style:parent-style-name="List_20_Paragraph">
      <style:text-properties fo:color="#3465a4" loext:opacity="100%" style:font-name="Tahoma" officeooo:rsid="002121b5" officeooo:paragraph-rsid="003734c3"/>
    </style:style>
    <style:style style:name="P30" style:family="paragraph" style:parent-style-name="List_20_Paragraph">
      <style:text-properties fo:color="#2a6099" loext:opacity="100%" style:font-name="Tahoma" fo:font-size="11pt" officeooo:rsid="003a5557" officeooo:paragraph-rsid="003a5557" style:font-size-asian="11pt" style:font-size-complex="11pt"/>
    </style:style>
    <style:style style:name="P31" style:family="paragraph" style:parent-style-name="List_20_Paragraph">
      <style:text-properties fo:color="#3465a4" loext:opacity="100%" style:font-name="Tahoma" officeooo:rsid="002601a8" officeooo:paragraph-rsid="003c33f7"/>
    </style:style>
    <style:style style:name="P32" style:family="paragraph" style:parent-style-name="List_20_Paragraph">
      <style:text-properties fo:color="#3465a4" loext:opacity="100%" style:font-name="Tahoma" officeooo:rsid="00263b31" officeooo:paragraph-rsid="003c33f7"/>
    </style:style>
    <style:style style:name="P33" style:family="paragraph" style:parent-style-name="List_20_Paragraph">
      <style:text-properties fo:color="#3465a4" loext:opacity="100%" style:font-name="Tahoma" officeooo:rsid="0028da9f" officeooo:paragraph-rsid="003e99b4"/>
    </style:style>
    <style:style style:name="P34" style:family="paragraph" style:parent-style-name="List_20_Paragraph">
      <style:text-properties fo:color="#3465a4" loext:opacity="100%" style:font-name="Tahoma" officeooo:rsid="002a9a2c" officeooo:paragraph-rsid="003ed45e"/>
    </style:style>
    <style:style style:name="P35" style:family="paragraph" style:parent-style-name="List_20_Paragraph">
      <style:text-properties fo:color="#3465a4" loext:opacity="100%" style:font-name="Tahoma" officeooo:rsid="002d55a4" officeooo:paragraph-rsid="00428272"/>
    </style:style>
    <style:style style:name="P36" style:family="paragraph" style:parent-style-name="List_20_Paragraph">
      <style:text-properties fo:color="#3465a4" loext:opacity="100%" style:font-name="Tahoma" officeooo:paragraph-rsid="004297bf"/>
    </style:style>
    <style:style style:name="P37" style:family="paragraph" style:parent-style-name="List_20_Paragraph">
      <style:text-properties fo:color="#2a6099" loext:opacity="100%" style:font-name="Tahoma" fo:font-size="11pt" officeooo:rsid="00468b10" officeooo:paragraph-rsid="00468b10" style:font-size-asian="11pt" style:font-size-complex="11pt"/>
    </style:style>
    <style:style style:name="P38" style:family="paragraph" style:parent-style-name="List_20_Paragraph">
      <style:text-properties fo:color="#2a6099" loext:opacity="100%" style:font-name="Tahoma" fo:font-size="11pt" officeooo:rsid="0046bae7" officeooo:paragraph-rsid="0046bae7" style:font-size-asian="11pt" style:font-size-complex="11pt"/>
    </style:style>
    <style:style style:name="P39" style:family="paragraph" style:parent-style-name="List_20_Paragraph">
      <style:text-properties fo:color="#2a6099" loext:opacity="100%" style:font-name="Tahoma" fo:font-size="11pt" officeooo:rsid="00472e62" officeooo:paragraph-rsid="00472e62" style:font-size-asian="11pt" style:font-size-complex="11pt"/>
    </style:style>
    <style:style style:name="P40" style:family="paragraph" style:parent-style-name="List_20_Paragraph">
      <style:text-properties fo:color="#2a6099" loext:opacity="100%" style:font-name="Tahoma" fo:font-size="11pt" officeooo:rsid="004a390e" officeooo:paragraph-rsid="004a390e" style:font-size-asian="11pt" style:font-size-complex="11pt"/>
    </style:style>
    <style:style style:name="P41" style:family="paragraph" style:parent-style-name="List_20_Paragraph">
      <style:text-properties style:font-name="Tahoma" fo:font-size="11pt" officeooo:paragraph-rsid="004a390e" style:font-size-asian="11pt" style:font-size-complex="11pt"/>
    </style:style>
    <style:style style:name="P42" style:family="paragraph" style:parent-style-name="List_20_Paragraph">
      <style:text-properties fo:color="#2a6099" loext:opacity="100%" style:font-name="Tahoma" fo:font-size="11pt" officeooo:rsid="004c4aee" officeooo:paragraph-rsid="004c4aee" style:font-size-asian="11pt" style:font-size-complex="11pt"/>
    </style:style>
    <style:style style:name="P43" style:family="paragraph" style:parent-style-name="List_20_Paragraph">
      <style:text-properties fo:color="#2a6099" loext:opacity="100%" style:font-name="Tahoma" fo:font-size="11pt" officeooo:rsid="004d341a" officeooo:paragraph-rsid="004d341a" style:font-size-asian="11pt" style:font-size-complex="11pt"/>
    </style:style>
    <style:style style:name="P44" style:family="paragraph" style:parent-style-name="List_20_Paragraph">
      <style:text-properties fo:color="#2a6099" loext:opacity="100%" style:font-name="Tahoma" fo:font-size="11pt" officeooo:rsid="004d6750" officeooo:paragraph-rsid="004d6750" style:font-size-asian="11pt" style:font-size-complex="11pt"/>
    </style:style>
    <style:style style:name="T1" style:family="text">
      <style:text-properties style:font-name-complex="Tahoma1"/>
    </style:style>
    <style:style style:name="T2" style:family="text">
      <style:text-properties officeooo:rsid="00110c48"/>
    </style:style>
    <style:style style:name="T3" style:family="text">
      <style:text-properties fo:color="#3465a4" loext:opacity="100%" officeooo:rsid="0018b406"/>
    </style:style>
    <style:style style:name="T4" style:family="text">
      <style:text-properties fo:color="#3465a4" loext:opacity="100%" officeooo:rsid="001b156d"/>
    </style:style>
    <style:style style:name="T5" style:family="text">
      <style:text-properties officeooo:rsid="003cec11"/>
    </style:style>
    <style:style style:name="T6" style:family="text">
      <style:text-properties officeooo:rsid="0027f3e5"/>
    </style:style>
    <style:style style:name="T7" style:family="text">
      <style:text-properties fo:color="#2a6099" loext:opacity="100%" officeooo:rsid="004a390e"/>
    </style:style>
    <style:style style:name="T8" style:family="text">
      <style:text-properties fo:color="#2a6099" loext:opacity="100%" officeooo:rsid="004b1bb2"/>
    </style:style>
    <style:style style:name="T9" style:family="text">
      <style:text-properties fo:language="es" fo:country="ES"/>
    </style:style>
    <style:style style:name="T10" style:family="text">
      <style:text-properties officeooo:rsid="004c4aee"/>
    </style:style>
    <style:style style:name="T11" style:family="text">
      <style:text-properties fo:font-style="italic" style:font-style-asian="italic" style:font-name-complex="Tahoma1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p text:style-name="P1"><text:span text:style-name="T1">¿Cuál es la función principal de un chipset?</text:span></text:p>
          <text:p text:style-name="P2">Controla y organiza los datos entre el procesador y el</text:p>
          <text:p text:style-name="P2">resto de componentes</text:p>
          <text:p text:style-name="P2"/>
        </text:list-item>
        <text:list-item>
          <text:p text:style-name="P1"><text:span text:style-name="T1">¿Cuántos chipset tienen las placas base actuales?</text:span></text:p>
          <text:p text:style-name="P3">Dos chipsets integrados</text:p>
          <text:p text:style-name="P4"/>
        </text:list-item>
        <text:list-item>
          <text:p text:style-name="P1"><text:span text:style-name="T1">¿Qué funciones han pasado de ser ejecutadas por un chipset a ser ejecutadas desde el microprocesador?</text:span></text:p>
        </text:list-item>
      </text:list>
      <text:p text:style-name="P5"/>
      <text:p text:style-name="P6"/>
      <text:list text:continue-numbering="true" text:style-name="WWNum1">
        <text:list-item>
          <text:p text:style-name="P1"><text:span text:style-name="T1">¿Cuál es la función principal de una fuente de alimentación?</text:span></text:p>
        </text:list-item>
      </text:list>
      <text:p text:style-name="P7">Trasformar la corriente alterna en continua y suministrar la corriente necesaria para los componentes de un ordenador</text:p>
      <text:p text:style-name="P6"/>
      <text:list text:continue-numbering="true" text:style-name="WWNum1">
        <text:list-item>
          <text:p text:style-name="P1"><text:span text:style-name="T1">¿En qué ordenadores se utiliza una fuente de alimentación interna?</text:span></text:p>
        </text:list-item>
      </text:list>
      <text:p text:style-name="P8">En ordeanadore de sobremesa</text:p>
      <text:p text:style-name="P6"/>
      <text:list text:continue-numbering="true" text:style-name="WWNum1">
        <text:list-item>
          <text:p text:style-name="P9"><text:span text:style-name="T1">¿Los portátiles también disponen de una fuente de alimentación? Si es así ¿dónde está situada?</text:span></text:p>
        </text:list-item>
      </text:list>
      <text:p text:style-name="P10">Si los portatiles también poseen una fuente de alimentación, la fuente de alimentacion de este se encuentra de manera externa</text:p>
      <text:p text:style-name="P11"/>
      <text:list text:continue-numbering="true" text:style-name="WWNum1">
        <text:list-item>
          <text:p text:style-name="P1"><text:span text:style-name="T1">¿Qué características tiene una fuente de alimentación modular?</text:span></text:p>
        </text:list-item>
      </text:list>
      <text:p text:style-name="P12">No tienen los cables inicialmente conectados, si no quese van añadiendo a medida que se van necesitandoLa principal ventaja es que no hay cables que no vas a utilizar</text:p>
      <text:p text:style-name="P6"/>
      <text:list text:continue-numbering="true" text:style-name="WWNum1">
        <text:list-item>
          <text:p text:style-name="P1"><text:span text:style-name="T1">¿Qué conectores tiene una fuente de alimentación?</text:span></text:p>
        </text:list-item>
      </text:list>
      <text:p text:style-name="P12">ATX de 24 pines, EPS/ATX 8 pines, PCIe 6+2 pines, SATA</text:p>
      <text:p text:style-name="P6"/>
      <text:list text:continue-numbering="true" text:style-name="WWNum1">
        <text:list-item>
          <text:p text:style-name="P1"><text:span text:style-name="T1">¿Qué dispositivo se conecta al ATX de 24 pines?</text:span></text:p>
        </text:list-item>
      </text:list>
      <text:p text:style-name="P13">La placa base</text:p>
      <text:p text:style-name="P6"/>
      <text:list text:continue-numbering="true" text:style-name="WWNum1">
        <text:list-item>
          <text:p text:style-name="P1"><text:span text:style-name="T1">¿Qué dispositivo se conecta al ATX de 8 pines?</text:span></text:p>
        </text:list-item>
      </text:list>
      <text:p text:style-name="P13">El procesador</text:p>
      <text:p text:style-name="P6"/>
      <text:list text:continue-numbering="true" text:style-name="WWNum1">
        <text:list-item>
          <text:p text:style-name="P1"><text:span text:style-name="T1">¿De qué depende el modelo de fuente de alimentación elegida?</text:span></text:p>
        </text:list-item>
      </text:list>
      <text:p text:style-name="P12">De la potencia necesaria, eficiencia, factor de forma y conectores disponibles</text:p>
      <text:p text:style-name="P6"/>
      <text:list text:continue-numbering="true" text:style-name="WWNum1">
        <text:list-item>
          <text:p text:style-name="P1"><text:span text:style-name="T1">¿Cuál es la diferencia principal entre los factores de forma de los distintos modelos de placa base?</text:span></text:p>
        </text:list-item>
      </text:list>
      <text:p text:style-name="P14">El tamaño y la disposicion de componentes</text:p>
      <text:p text:style-name="P6"/>
      <text:list text:continue-numbering="true" text:style-name="WWNum1">
        <text:list-item>
          <text:p text:style-name="P1"><text:span text:style-name="T1">¿Cuál es el nombre del modelo de placa base más común?</text:span></text:p>
        </text:list-item>
      </text:list>
      <text:p text:style-name="P15">ATX</text:p>
      <text:p text:style-name="P6"/>
      <text:list text:continue-numbering="true" text:style-name="WWNum1">
        <text:list-item>
          <text:p text:style-name="P1"><text:soft-page-break/><text:span text:style-name="T1">Al adquirir una carcasa ¿qué dispositivos tendrán que ser compatibles con su tamaño?</text:span></text:p>
        </text:list-item>
      </text:list>
      <text:p text:style-name="P16">Placa base, fuente de alimentación, tarjetas graficas y sistema de refrigeracion</text:p>
      <text:p text:style-name="P6"/>
      <text:list text:continue-numbering="true" text:style-name="WWNum1">
        <text:list-item>
          <text:p text:style-name="P1"><text:span text:style-name="T1">¿Qué conectores transmiten datos entre la placa base y los distintos dispositivos?</text:span></text:p>
        </text:list-item>
      </text:list>
      <text:p text:style-name="P17">SATA, PCIe y USB</text:p>
      <text:p text:style-name="P6"/>
      <text:list text:continue-numbering="true" text:style-name="WWNum1">
        <text:list-item>
          <text:p text:style-name="P1"><text:span text:style-name="T1">¿Qué se almacena en la memoria RAM?</text:span></text:p>
        </text:list-item>
      </text:list>
      <text:p text:style-name="P18">Datos de programas de uso activo po<text:span text:style-name="T2">r</text:span> el sistema y aplicaciones</text:p>
      <text:p text:style-name="P6"/>
      <text:list text:continue-numbering="true" text:style-name="WWNum1">
        <text:list-item>
          <text:p text:style-name="P1"><text:span text:style-name="T1">¿Qué sucede con el contenido de la memoria RAM cuando se apaga el equipo?</text:span></text:p>
        </text:list-item>
      </text:list>
      <text:p text:style-name="P19">Se pierde o se borra</text:p>
      <text:p text:style-name="P6"/>
      <text:list text:continue-numbering="true" text:style-name="WWNum1">
        <text:list-item>
          <text:p text:style-name="P1"><text:span text:style-name="T1">¿Cuál es la característica principal de la memoria dinámica DRAM y para qué se utiliza?</text:span></text:p>
        </text:list-item>
      </text:list>
      <text:p text:style-name="P20">Refresco constante de carga y se usa como RAM principal</text:p>
      <text:p text:style-name="P6"/>
      <text:list text:continue-numbering="true" text:style-name="WWNum1">
        <text:list-item>
          <text:p text:style-name="P1"><text:span text:style-name="T1">¿Cuál es la principal diferencia entre la memoria RAM DIMM y la SODIMM?</text:span></text:p>
        </text:list-item>
      </text:list>
      <text:p text:style-name="P21">DIMM: Para PC´s de sobremesa</text:p>
      <text:p text:style-name="P21">SODIMM: Para portatiles</text:p>
      <text:p text:style-name="P6"/>
      <text:list text:continue-numbering="true" text:style-name="WWNum1">
        <text:list-item>
          <text:p text:style-name="P1"><text:span text:style-name="T1">¿Qué inconveniente tenían las memorias RAM DIP y por qué evolucionaron hacia SIMM o DIMM?</text:span></text:p>
        </text:list-item>
      </text:list>
      <text:p text:style-name="P22">Eran bastante dificiles de instalar y ocupaban mucho espacio</text:p>
      <text:p text:style-name="P23">Los modulos simplificaron la instalacion y aumentaron la capacidad</text:p>
      <text:p text:style-name="P6"/>
      <text:list text:continue-numbering="true" text:style-name="WWNum1">
        <text:list-item>
          <text:p text:style-name="P1"><text:span text:style-name="T1">¿Qué tipos de memoria RAM existen?</text:span></text:p>
          <text:p text:style-name="P24"><text:span text:style-name="T3">DRAM, SRAM, SDRAM, </text:span><text:span text:style-name="T4">DDR, DDR2, DDR3, DDR4, DDR5</text:span></text:p>
        </text:list-item>
      </text:list>
      <text:p text:style-name="P6"/>
      <text:list text:continue-numbering="true" text:style-name="WWNum1">
        <text:list-item>
          <text:p text:style-name="P1"><text:span text:style-name="T1">¿Cuáles son las diferencias entre los distintos tipos?</text:span></text:p>
        </text:list-item>
      </text:list>
      <text:p text:style-name="P25">Velocidad, voltaja y ancho de banda</text:p>
      <text:p text:style-name="P6"/>
      <text:list text:continue-numbering="true" text:style-name="WWNum1">
        <text:list-item>
          <text:p text:style-name="P1"><text:span text:style-name="T1">¿Qué modelo de RAM es el que se utiliza en los ordenadores más actuales?</text:span></text:p>
        </text:list-item>
      </text:list>
      <text:p text:style-name="P26">DDR4 y DDR5</text:p>
      <text:p text:style-name="P6"/>
      <text:list text:continue-numbering="true" text:style-name="WWNum1">
        <text:list-item>
          <text:p text:style-name="P1"><text:span text:style-name="T1">¿Puedo cambiar el modelo de la memoria RAM por el que yo quiera?</text:span></text:p>
        </text:list-item>
      </text:list>
      <text:p text:style-name="P27">No, eso depende del tipo que sea soportado por la placa base</text:p>
      <text:p text:style-name="P6"/>
      <text:list text:continue-numbering="true" text:style-name="WWNum1">
        <text:list-item>
          <text:p text:style-name="P1"><text:span text:style-name="T1">¿En qué parte de la placa base se inserta la CPU o microprocesador?</text:span></text:p>
        </text:list-item>
      </text:list>
      <text:p text:style-name="P28">En el zockalo </text:p>
      <text:p text:style-name="P6"/>
      <text:list text:continue-numbering="true" text:style-name="WWNum1">
        <text:list-item>
          <text:p text:style-name="P1"><text:span text:style-name="T1">¿Qué sistemas de ventilación se pueden añadir sobre la CPU?</text:span></text:p>
        </text:list-item>
      </text:list>
      <text:p text:style-name="P28">Sistema de refrigeración liquida y por disipador</text:p>
      <text:p text:style-name="P6"/>
      <text:list text:continue-numbering="true" text:style-name="WWNum1">
        <text:list-item>
          <text:p text:style-name="P1"><text:span text:style-name="T1">¿Por qué es necesario añadir un sistema de ventilación sobre la CPU?</text:span></text:p>
        </text:list-item>
      </text:list>
      <text:p text:style-name="P29">Para disipar el calor generado</text:p>
      <text:p text:style-name="P6"/>
      <text:list text:continue-numbering="true" text:style-name="WWNum1">
        <text:list-item>
          <text:p text:style-name="P1"><text:soft-page-break/><text:span text:style-name="T1">¿Cuáles son los dos principales fabricantes de microprocesadores?</text:span></text:p>
        </text:list-item>
      </text:list>
      <text:p text:style-name="P30">Intel y AMD</text:p>
      <text:p text:style-name="P6"/>
      <text:list text:continue-numbering="true" text:style-name="WWNum1">
        <text:list-item>
          <text:p text:style-name="P1"><text:span text:style-name="T1">¿En qué se basan las técnicas de Overclocking y Underclocking en cuanto al funcionamiento de la CPU?</text:span></text:p>
        </text:list-item>
      </text:list>
      <text:p text:style-name="P31">Overclocking: Aumentar la frecuencia <text:span text:style-name="T5">del reloj</text:span> para mas rendmiento</text:p>
      <text:p text:style-name="P32">Underclocking: <text:span text:style-name="T6">Reducir la frecuencia para ahorrar energia y reducir la temperatura</text:span></text:p>
      <text:p text:style-name="P6"/>
      <text:list text:continue-numbering="true" text:style-name="WWNum1">
        <text:list-item>
          <text:p text:style-name="P1"><text:span text:style-name="T1">¿Qué unidad de medida se utiliza para medir la frecuencia de la CPU?</text:span></text:p>
        </text:list-item>
      </text:list>
      <text:p text:style-name="P33">Gigahercios</text:p>
      <text:p text:style-name="P6"/>
      <text:list text:continue-numbering="true" text:style-name="WWNum1">
        <text:list-item>
          <text:p text:style-name="P1"><text:span text:style-name="T1">¿Qué implica que la CPU tenga varios cores o núcleos?</text:span></text:p>
        </text:list-item>
      </text:list>
      <text:p text:style-name="P34">Para ejecutar multiples tareas simultaniamente</text:p>
      <text:p text:style-name="P6"/>
      <text:list text:continue-numbering="true" text:style-name="WWNum1">
        <text:list-item>
          <text:p text:style-name="P1"><text:span text:style-name="T1">¿Dónde se localiza la memoria caché?</text:span></text:p>
        </text:list-item>
      </text:list>
      <text:p text:style-name="P35">Dentro del procesador</text:p>
      <text:p text:style-name="P6"/>
      <text:list text:continue-numbering="true" text:style-name="WWNum1">
        <text:list-item>
          <text:p text:style-name="P1"><text:span text:style-name="T1">¿Cuáles son las principales características de la memoria caché?</text:span></text:p>
        </text:list-item>
      </text:list>
      <text:p text:style-name="P36">Muy rápida, almacena datos frecuentes</text:p>
      <text:p text:style-name="P6"/>
      <text:list text:continue-numbering="true" text:style-name="WWNum1">
        <text:list-item>
          <text:p text:style-name="P1"><text:span text:style-name="T1">¿Por qué un procesador de 64 bits es más rápido que uno de 32 bits?</text:span></text:p>
        </text:list-item>
      </text:list>
      <text:p text:style-name="P12">Los de 64 bits leen los datos de 64 en 64 bits y soportan más memoria RAM</text:p>
      <text:p text:style-name="P12">Los procesadores de 32 bits leerán los datos de 32 en 32 bits, y como mucho soportan 4 GB de RAM</text:p>
      <text:p text:style-name="P6"/>
      <text:list text:continue-numbering="true" text:style-name="WWNum1">
        <text:list-item>
          <text:p text:style-name="P1"><text:span text:style-name="T1">¿Tengo que tener en cuenta si mi procesador es de 32 o de 64 bits a la hora de instalar el SO o las aplicaciones?</text:span></text:p>
        </text:list-item>
      </text:list>
      <text:p text:style-name="P37">Si, ya que la compatibilidad y el rendimiento se veran afectados</text:p>
      <text:p text:style-name="P6"/>
      <text:list text:continue-numbering="true" text:style-name="WWNum1">
        <text:list-item>
          <text:p text:style-name="P1"><text:span text:style-name="T1">¿Cuál es la principal diferencia entre una memoria RAM y una memoria auxiliar?</text:span></text:p>
        </text:list-item>
      </text:list>
      <text:p text:style-name="P38">En el almacenamiento de datos y su uso</text:p>
      <text:p text:style-name="P6"/>
      <text:list text:continue-numbering="true" text:style-name="WWNum1">
        <text:list-item>
          <text:p text:style-name="P1"><text:span text:style-name="T1">¿Qué tipos de memorias auxiliares existen?</text:span></text:p>
        </text:list-item>
      </text:list>
      <text:p text:style-name="P39">Dispositivos magneticos, dispositivos ópticos y memorias flash</text:p>
      <text:p text:style-name="P6"/>
      <text:list text:continue-numbering="true" text:style-name="WWNum1">
        <text:list-item>
          <text:p text:style-name="P1"><text:span text:style-name="T1">¿Qué dos tipos de discos duros existen? Describe las principales características de cada uno de ellos.</text:span></text:p>
        </text:list-item>
      </text:list>
      <text:p text:style-name="P40">Discos HDD y discos SSD</text:p>
      <text:p text:style-name="P40">HDD: Grabación magnética, compuestos por varios discos que giran a una determinada velocidad (rpm)</text:p>
      <text:p text:style-name="P41"><text:span text:style-name="T7">SSH: Unidades de almacenamiento en estado sólido, </text:span><text:span text:style-name="T8">u</text:span><text:span text:style-name="T7">tilizan chips de memoria flash para guardar la información</text:span></text:p>
      <text:p text:style-name="P6"/>
      <text:p text:style-name="P6"/>
      <text:p text:style-name="P6"/>
      <text:p text:style-name="P6"/>
      <text:p text:style-name="P6"/>
      <text:list text:continue-numbering="true" text:style-name="WWNum1">
        <text:list-item>
          <text:p text:style-name="P1"><text:soft-page-break/><text:span text:style-name="T1">¿Es lo mismo la redundancia que realizar copias de seguridad diarias?</text:span></text:p>
        </text:list-item>
      </text:list>
      <text:p text:style-name="P12">Redundancia: Múltiples copias de los datos en diferentes ubicaciones para continuidad de servicio</text:p>
      <text:p text:style-name="P12">Copias de seguridad: Copias de los datos tomadas en intervalos regulares para restaurar datos perdidos. </text:p>
      <text:p text:style-name="P6"/>
      <text:list text:continue-numbering="true" text:style-name="WWNum1">
        <text:list-item>
          <text:p text:style-name="P1"><text:span text:style-name="T1">¿Cuál es la principal funcionalidad de un raid?</text:span></text:p>
        </text:list-item>
      </text:list>
      <text:p text:style-name="P12">Aumenta la tolerancia a fallos pero disminuye el rendimiento en las operaciones de escritura</text:p>
      <text:p text:style-name="P6"/>
      <text:list text:continue-numbering="true" text:style-name="WWNum1">
        <text:list-item>
          <text:p text:style-name="P1"><text:span text:style-name="T1">¿Cuál es el significado de las iniciales GPU y cuál es su función?</text:span></text:p>
        </text:list-item>
      </text:list>
      <text:p text:style-name="P42"><text:span text:style-name="T9">Graphics Processing Unit</text:span> , unidad de procesamiento grafico</text:p>
      <text:p text:style-name="P6"/>
      <text:list text:continue-numbering="true" text:style-name="WWNum1">
        <text:list-item>
          <text:p text:style-name="P1"><text:span text:style-name="T1">¿Qué puertos de salida puede utilizar una tarjeta gráfica?</text:span></text:p>
        </text:list-item>
      </text:list>
      <text:p text:style-name="P12">VGA, DVI, HDMI: vídeo digita<text:span text:style-name="T10">l, </text:span>Display Port</text:p>
      <text:p text:style-name="P6"/>
      <text:list text:continue-numbering="true" text:style-name="WWNum1">
        <text:list-item>
          <text:p text:style-name="P1"><text:span text:style-name="T1">¿Cuál es la principal función de las ranuras de expansión?</text:span></text:p>
        </text:list-item>
      </text:list>
      <text:p text:style-name="P12">Sirven para conectar tarjetas de expansión como gráficas, de red...</text:p>
      <text:p text:style-name="P6"/>
      <text:list text:continue-numbering="true" text:style-name="WWNum1">
        <text:list-item>
          <text:p text:style-name="P1"><text:span text:style-name="T1">¿Qué dispositivos se podrían insertar en una ranura de expansión?</text:span></text:p>
        </text:list-item>
      </text:list>
      <text:p text:style-name="P43">Tarjetas de red, graficas…..</text:p>
      <text:p text:style-name="P6"/>
      <text:list text:continue-numbering="true" text:style-name="WWNum1">
        <text:list-item>
          <text:p text:style-name="P1"><text:span text:style-name="T1">¿Qué tengo que tener en cuenta a la hora de elegir una tarjeta de expansión?</text:span></text:p>
        </text:list-item>
      </text:list>
      <text:p text:style-name="P44">Que sea compatible con la placa base, con la funete de alimentación y la carcasa</text:p>
      <text:p text:style-name="P6"/>
      <text:list text:continue-numbering="true" text:style-name="WWNum1">
        <text:list-item>
          <text:p text:style-name="P1"><text:span text:style-name="T1">La intrusión de polvo en el interior del equipo ¿puede afectar al rendimiento?</text:span></text:p>
        </text:list-item>
      </text:list>
      <text:p text:style-name="P12"/>
      <text:p text:style-name="P6"/>
      <text:list text:continue-numbering="true" text:style-name="WWNum1">
        <text:list-item>
          <text:p text:style-name="P1"><text:span text:style-name="T1">¿Para qué sirve un SAI?</text:span></text:p>
        </text:list-item>
      </text:list>
      <text:p text:style-name="P6"/>
      <text:p text:style-name="P6"/>
      <text:list text:continue-numbering="true" text:style-name="WWNum1">
        <text:list-item>
          <text:p text:style-name="P1"><text:span text:style-name="T1">¿Cuál es la función de la pasta térmica y dónde se coloca?</text:span></text:p>
        </text:list-item>
      </text:list>
      <text:p text:style-name="P6"/>
      <text:p text:style-name="P6"/>
      <text:list text:continue-numbering="true" text:style-name="WWNum1">
        <text:list-item>
          <text:p text:style-name="P1"><text:span text:style-name="T1">¿Cuál es la principal función de la UEFI o BIOS?</text:span></text:p>
        </text:list-item>
      </text:list>
      <text:p text:style-name="P6"/>
      <text:p text:style-name="P6"/>
      <text:list text:continue-numbering="true" text:style-name="WWNum1">
        <text:list-item>
          <text:p text:style-name="P1"><text:span text:style-name="T1">¿Cuál es la diferencia entre la BIOS y la UEFI?</text:span></text:p>
        </text:list-item>
      </text:list>
      <text:p text:style-name="P6"/>
      <text:p text:style-name="P6"/>
      <text:list text:continue-numbering="true" text:style-name="WWNum1">
        <text:list-item>
          <text:p text:style-name="P1"><text:span text:style-name="T1">¿Qué sucede si se detecta un error durante el arranque?</text:span></text:p>
        </text:list-item>
      </text:list>
      <text:p text:style-name="P6"/>
      <text:p text:style-name="P6"/>
      <text:list text:continue-numbering="true" text:style-name="WWNum1">
        <text:list-item>
          <text:p text:style-name="P1"><text:span text:style-name="T1">¿Qué se almacena en la memoria CMOS?</text:span></text:p>
        </text:list-item>
      </text:list>
      <text:p text:style-name="P6"/>
      <text:p text:style-name="P6"/>
      <text:list text:continue-numbering="true" text:style-name="WWNum1">
        <text:list-item>
          <text:p text:style-name="P1"><text:span text:style-name="T1">¿De qué tipo es la memoria CMOS?</text:span></text:p>
        </text:list-item>
      </text:list>
      <text:p text:style-name="P6"><text:soft-page-break/></text:p>
      <text:p text:style-name="P6"/>
      <text:list text:continue-numbering="true" text:style-name="WWNum1">
        <text:list-item>
          <text:p text:style-name="P1"><text:span text:style-name="T1">¿De dónde obtiene la energía la memoria CMOS?</text:span></text:p>
        </text:list-item>
      </text:list>
      <text:p text:style-name="P6"/>
      <text:p text:style-name="P6"/>
      <text:list text:continue-numbering="true" text:style-name="WWNum1">
        <text:list-item>
          <text:p text:style-name="P1"><text:span text:style-name="T1">¿Qué funciones realiza el </text:span><text:span text:style-name="T11">bootloader</text:span><text:span text:style-name="T1">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style:rfc-language-tag="es-ES-u-co-trad" fo:language="es" fo:country="E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style:rfc-language-tag="es-ES-u-co-trad" fo:language="es" fo:country="E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>
      <style:text-properties fo:color="#2f5496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ar" style:display-name="Título 4 Car" style:family="text" style:parent-style-name="Default_20_Paragraph_20_Font">
      <style:text-properties fo:color="#2f5496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" style:display-name="Título 5 Car" style:family="text" style:parent-style-name="Default_20_Paragraph_20_Font">
      <style:text-properties fo:color="#2f5496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" style:display-name="Título 6 C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ar" style:display-name="Título 7 Car" style:family="text" style:parent-style-name="Default_20_Paragraph_20_Font"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ar" style:display-name="Título 8 C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"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destacada_20_Car" style:display-name="Cita destacada C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oli Pérez Carrascoso</meta:initial-creator>
    <meta:editing-cycles>63</meta:editing-cycles>
    <meta:creation-date>2025-04-25T06:30:00</meta:creation-date>
    <dc:date>2025-05-27T17:31:33.008000000</dc:date>
    <meta:editing-duration>PT6H17M40S</meta:editing-duration>
    <meta:generator>LibreOffice/24.8.0.3$Windows_X86_64 LibreOffice_project/0bdf1299c94fe897b119f97f3c613e9dca6be583</meta:generator>
    <meta:document-statistic meta:table-count="0" meta:image-count="0" meta:object-count="0" meta:page-count="5" meta:paragraph-count="107" meta:word-count="1112" meta:character-count="6407" meta:non-whitespace-character-count="5455"/>
    <meta:user-defined meta:name="AppVersion">16.0000</meta:user-defined>
    <meta:template xlink:type="simple" xlink:actuate="onRequest" xlink:title="Normal.dotm" xlink:href=""/>
  </office:meta>
</office:document-meta>
</file>